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dDependent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DataNascimento</text:p>
          </table:table-cell>
          <table:table-cell table:style-name="ce1" office:value-type="string" calcext:value-type="string">
            <text:p>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 Cl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/19/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a Antonieta</text:p>
          </table:table-cell>
          <table:table-cell office:value-type="string" calcext:value-type="string">
            <text:p>F</text:p>
          </table:table-cell>
          <table:table-cell table:style-name="ce4" office:value-type="date" office:date-value="2000-10-14" calcext:value-type="date">
            <text:p>14/10/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ão Pereira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2004-05-12" calcext:value-type="date">
            <text:p>12/05/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dro Silva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1998-12-12" calcext:value-type="date">
            <text:p>12/12/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a Cristina</text:p>
          </table:table-cell>
          <table:table-cell office:value-type="string" calcext:value-type="string">
            <text:p>F</text:p>
          </table:table-cell>
          <table:table-cell table:style-name="ce4" office:value-type="date" office:date-value="2000-06-16" calcext:value-type="date">
            <text:p>16/06/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cas Santos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1999-04-26" calcext:value-type="date">
            <text:p>26/04/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Érica Santos</text:p>
          </table:table-cell>
          <table:table-cell office:value-type="string" calcext:value-type="string">
            <text:p>F</text:p>
          </table:table-cell>
          <table:table-cell table:style-name="ce4" office:value-type="date" office:date-value="2001-09-27" calcext:value-type="date">
            <text:p>27/09/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elo Santos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2003-11-11" calcext:value-type="date">
            <text:p>11/11/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rge Lucas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2007-02-04" calcext:value-type="date">
            <text:p>04/02/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sé Lima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2001-09-30" calcext:value-type="date">
            <text:p>30/09/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ia Lima</text:p>
          </table:table-cell>
          <table:table-cell office:value-type="string" calcext:value-type="string">
            <text:p>F</text:p>
          </table:table-cell>
          <table:table-cell table:style-name="ce4" office:value-type="date" office:date-value="2013-10-01" calcext:value-type="date">
            <text:p>01/10/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dro Lima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2013-10-01" calcext:value-type="date">
            <text:p>01/10/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los Antônio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2015-08-03" calcext:value-type="date">
            <text:p>03/08/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eila Mariana</text:p>
          </table:table-cell>
          <table:table-cell office:value-type="string" calcext:value-type="string">
            <text:p>F</text:p>
          </table:table-cell>
          <table:table-cell table:style-name="ce4" office:value-type="date" office:date-value="1997-03-04" calcext:value-type="date">
            <text:p>04/03/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lian Maria</text:p>
          </table:table-cell>
          <table:table-cell office:value-type="string" calcext:value-type="string">
            <text:p>F</text:p>
          </table:table-cell>
          <table:table-cell table:style-name="ce4" office:value-type="date" office:date-value="2003-08-12" calcext:value-type="date">
            <text:p>12/08/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lissa Pereira</text:p>
          </table:table-cell>
          <table:table-cell office:value-type="string" calcext:value-type="string">
            <text:p>F</text:p>
          </table:table-cell>
          <table:table-cell table:style-name="ce4" office:value-type="date" office:date-value="2003-10-06" calcext:value-type="date">
            <text:p>06/10/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rissa Souza</text:p>
          </table:table-cell>
          <table:table-cell office:value-type="string" calcext:value-type="string">
            <text:p>F</text:p>
          </table:table-cell>
          <table:table-cell table:style-name="ce4" office:value-type="date" office:date-value="1998-05-07" calcext:value-type="date">
            <text:p>07/05/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dson Souza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2000-01-14" calcext:value-type="date">
            <text:p>14/01/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riam Muniz</text:p>
          </table:table-cell>
          <table:table-cell office:value-type="string" calcext:value-type="string">
            <text:p>F</text:p>
          </table:table-cell>
          <table:table-cell table:style-name="ce4" office:value-type="date" office:date-value="2003-11-09" calcext:value-type="date">
            <text:p>09/11/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tônio Romão</text:p>
          </table:table-cell>
          <table:table-cell office:value-type="string" calcext:value-type="string">
            <text:p>M</text:p>
          </table:table-cell>
          <table:table-cell table:style-name="ce4" office:value-type="date" office:date-value="1998-10-10" calcext:value-type="date">
            <text:p>10/10/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 table:number-rows-repeated="24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9T20:19:13.572000000</meta:creation-date>
    <dc:date>2026-03-19T20:30:17.159000000</dc:date>
    <meta:editing-duration>PT11M3S</meta:editing-duration>
    <meta:editing-cycles>1</meta:editing-cycles>
    <meta:generator>LibreOffice/24.2.5.2$Windows_X86_64 LibreOffice_project/bffef4ea93e59bebbeaf7f431bb02b1a39ee8a59</meta:generator>
    <meta:print-date>2026-03-19T20:30:24.753000000</meta:print-date>
    <meta:printed-by>Arquivos PDF</meta:printed-by>
    <meta:document-statistic meta:table-count="1" meta:cell-count="105" meta:object-count="0"/>
  </office:meta>
</office:document-meta>
</file>